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5.365cm" fo:min-width="4.60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5.807cm" fo:min-width="5.053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svg:stroke-opacity="100%" draw:fill="solid" draw:fill-color="#ffb66c" draw:opacity="100%" draw:textarea-horizontal-align="center" draw:textarea-vertical-align="middle" draw:auto-grow-height="false" draw:auto-grow-width="false" fo:min-height="5.809cm" fo:min-width="5.053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c0cb" draw:opacity="100%" draw:textarea-horizontal-align="center" draw:textarea-vertical-align="middle" draw:auto-grow-height="false" draw:auto-grow-width="false" fo:min-height="5.365cm" fo:min-width="4.60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1e90ff" draw:marker-start="" draw:marker-start-width="0.215cm" draw:marker-start-center="false" draw:marker-end="" draw:marker-end-width="0.215cm" draw:marker-end-center="false" svg:stroke-opacity="100%" draw:fill="solid" draw:fill-color="#add8e6" draw:opacity="100%" draw:textarea-horizontal-align="center" draw:textarea-vertical-align="middle" draw:auto-grow-height="false" draw:auto-grow-width="false" fo:min-height="5.365cm" fo:min-width="4.60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5.365cm" fo:min-width="4.60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666666" draw:marker-start="" draw:marker-start-width="0.215cm" draw:marker-start-center="false" draw:marker-end="" draw:marker-end-width="0.215cm" draw:marker-end-center="false" svg:stroke-opacity="100%" draw:fill="solid" draw:fill-color="#d3d3d3" draw:opacity="100%" draw:textarea-horizontal-align="center" draw:textarea-vertical-align="middle" draw:auto-grow-height="false" draw:auto-grow-width="false" fo:min-height="5.365cm" fo:min-width="4.60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b85c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ffb66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b85c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c0cb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1e90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add8e6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1e90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e8f2a1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5eb91e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d3d3d3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666666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font-size="20pt" fo:font-weight="bold"/>
    </style:style>
    <style:style style:name="P16" style:family="paragraph">
      <loext:graphic-properties draw:fill="none" draw:fill-color="#ffffff"/>
      <style:paragraph-properties fo:text-align="center"/>
      <style:text-properties fo:font-size="20pt" fo:font-weight="bold"/>
    </style:style>
    <style:style style:name="T1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85c00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e90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96cm" svg:height="7.122cm" svg:x="4.333cm" svg:y="6.25cm">
          <text:p text:style-name="P1"><text:span text:style-name="T1">Employee </text:span><text:span text:style-name="T1">Information </text:span><text:span text:style-name="T1">Managemen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" draw:text-style-name="P4" draw:layer="layout" svg:width="6.196cm" svg:height="7.121cm" svg:x="1cm" svg:y="12.295cm">
          <text:p text:style-name="P3"><text:span text:style-name="T2">Office Managemen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6" draw:layer="layout" svg:width="6.196cm" svg:height="7.122cm" svg:x="11.021cm" svg:y="6.251cm">
          <text:p text:style-name="P5"><text:span text:style-name="T3">Employee</text:span></text:p>
          <text:p text:style-name="P5"><text:span text:style-name="T3">Self-Service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4" draw:text-style-name="P8" draw:layer="layout" svg:width="6.196cm" svg:height="7.122cm" svg:x="7.688cm" svg:y="12.296cm">
          <text:p text:style-name="P7"><text:span text:style-name="T4">Reporting</text:span></text:p>
          <text:p text:style-name="P7"><text:span text:style-name="T4">And</text:span></text:p>
          <text:p text:style-name="P7"><text:span text:style-name="T4">Analytic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" draw:text-style-name="P10" draw:layer="layout" svg:width="6.196cm" svg:height="7.122cm" svg:x="11.177cm" svg:y="18.184cm">
          <text:p text:style-name="P9"><text:span text:style-name="T5">Recruitment</text:span></text:p>
          <text:p text:style-name="P9"><text:span text:style-name="T5">And</text:span></text:p>
          <text:p text:style-name="P9"><text:span text:style-name="T5">Application</text:span></text:p>
          <text:p text:style-name="P9"><text:span text:style-name="T5">Tracking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" draw:text-style-name="P12" draw:layer="layout" svg:width="6.196cm" svg:height="7.122cm" svg:x="14.394cm" svg:y="12.195cm">
          <text:p text:style-name="P11"><text:span text:style-name="T6">Evaluation</text:span></text:p>
          <text:p text:style-name="P11"><text:span text:style-name="T6">Managemen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7" draw:text-style-name="P14" draw:layer="layout" svg:width="6.196cm" svg:height="7.122cm" svg:x="4.285cm" svg:y="18.285cm">
          <text:p text:style-name="P13"><text:span text:style-name="T7">Benefits</text:span></text:p>
          <text:p text:style-name="P13"><text:span text:style-name="T7">Administration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style-name="gr8" draw:text-style-name="P16" draw:layer="layout" svg:width="14.25cm" svg:height="2.5cm" svg:x="3.75cm" svg:y="2.75cm">
          <draw:text-box>
            <text:p text:style-name="P15">HRMIS Propose Modules and Featur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6:13:53.223899416</meta:creation-date>
    <dc:date>2023-07-11T16:29:32.276075671</dc:date>
    <meta:editing-duration>PT2M54S</meta:editing-duration>
    <meta:editing-cycles>1</meta:editing-cycles>
    <meta:document-statistic meta:object-count="8"/>
    <meta:generator>LibreOffice/7.3.7.2$Linux_X86_64 LibreOffice_project/30$Build-2</meta:generator>
  </office:meta>
</office:document-meta>
</file>